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Título (galego):<text:s/></text:p>
      <text:p text:style-name="Normal">Aplicación web para axudar na xestion e monitorización das<text:s/>vendimias.</text:p>
      <text:p text:style-name="P2"/>
      <text:p text:style-name="P3">Título (castellano):<text:s/></text:p>
      <text:p text:style-name="Normal">Aplicación web para ayudar en la gestión y monitorización de vendimias.</text:p>
      <text:p text:style-name="P4">Título (english):<text:s/></text:p>
      <text:p text:style-name="P5">Web<text:s/>application<text:s/>to<text:s/>help in the management and<text:s/>monitoring<text:s/>of harvests.</text:p>
      <text:p text:style-name="P6"/>
      <text:p text:style-name="P7">Clase de proxecto:</text:p>
      <text:p text:style-name="Normal">[ X ] Clásico de enxeñaría</text:p>
      <text:p text:style-name="Normal">[ ] De desenvolvemento en investigación</text:p>
      <text:p text:style-name="Normal">[ ] De proba de estándares/orde metodolóxica</text:p>
      <text:p text:style-name="Normal"/>
      <text:p text:style-name="Normal">Enxeñaría do Software</text:p>
      <text:p text:style-name="P8">Dirección a cargo de:</text:p>
      <text:p text:style-name="Normal">Juan Raposo Santiago</text:p>
      <text:p text:style-name="Normal"/>
      <text:p text:style-name="P9">Breve<text:s/>descripción: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false"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o Tilves Freijeiro</meta:initial-creator>
    <dc:creator>Mateo Tilves Freijeiro</dc:creator>
    <meta:creation-date>2023-06-06T11:30:00Z</meta:creation-date>
    <dc:date>2023-06-06T22:15:00Z</dc:date>
    <meta:template xlink:href="Normal" xlink:type="simple"/>
    <meta:editing-cycles>2</meta:editing-cycles>
    <meta:editing-duration>PT19440S</meta:editing-duration>
    <meta:document-statistic meta:page-count="1" meta:paragraph-count="1" meta:word-count="75" meta:character-count="491" meta:row-count="3" meta:non-whitespace-character-count="417"/>
  </office:meta>
</office:document-meta>
</file>